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2c2" officeooo:paragraph-rsid="000642c2"/>
    </style:style>
    <style:style style:name="P2" style:family="paragraph" style:parent-style-name="Text_20_body">
      <style:text-properties officeooo:rsid="0006547d" officeooo:paragraph-rsid="0006fa8b"/>
    </style:style>
    <style:style style:name="P3" style:family="paragraph" style:parent-style-name="Text_20_body">
      <style:text-properties officeooo:rsid="0006fa8b" officeooo:paragraph-rsid="0006fa8b"/>
    </style:style>
    <style:style style:name="P4" style:family="paragraph" style:parent-style-name="Text_20_body">
      <style:text-properties fo:font-weight="bold" officeooo:rsid="0006fa8b" officeooo:paragraph-rsid="0006fa8b" style:font-weight-asian="bold" style:font-weight-complex="bold"/>
    </style:style>
    <style:style style:name="T1" style:family="text">
      <style:text-properties officeooo:rsid="000642c2"/>
    </style:style>
    <style:style style:name="T2" style:family="text">
      <style:text-properties officeooo:rsid="0006fa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GO Robot Exercise – <text:span text:style-name="T1">Notes for Teacher</text:span></text:h>
      <text:p text:style-name="P2">This exercise is based upon the student’s hands-on experimentation with one or more simple robots. </text:p>
      <text:p text:style-name="P2"><text:span text:style-name="T2">In my most recent version of this exercise, I built two robots.</text:span></text:p>
      <text:p text:style-name="P3"><text:span text:style-name="T3">Symm </text:span>was a Braitenberg inspired robot that used positive contralateral connections between light-sensors and motors (Braitenberg’s “aggression”) combined with a negative contralateral connection between ultrasonic sensors and motors for wall avoidance.</text:p>
      <text:p text:style-name="P4">Asymm<text:span text:style-name="T4"> is a less situated/embodied approach. It rotates CCW in place for a few seconds keeping track of when it encountered the brightess light stimulus, then rotates back to that position and moves straight forward for N seconds.</text:span></text:p>
      <text:p text:style-name="P3">You can adapt the included instructions to your particular robots to guide the students investigation of the robots. A more difficult exercise (that might also take more time to implement) might involve an evolved CTRNN-controlled robo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0:12:40.512892780</meta:creation-date>
    <dc:date>2018-07-19T10:50:36.221944126</dc:date>
    <meta:editing-duration>PT27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38" meta:character-count="919" meta:non-whitespace-character-count="785"/>
  </office:meta>
</office:document-meta>
</file>